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39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0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ПРОТОКОЛ <text:span text:style-name="T8">ПОВЕРКИ</text:span></text:p>
      <text:p text:style-name="P6"><text:span text:style-name="T22">дозиметра типа </text:span><text:span text:style-name="T11">ДКГ</text:span><text:span text:style-name="T22">-</text:span><text:span text:style-name="T11">АТ2503</text:span><text:span text:style-name="T7">B/1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29"><text:span text:style-name="T8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2"><text:span text:style-name="T8">2. </text:span>Внешний осмотр и опробование БД: 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8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7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8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7">p</text:span><text:span text:style-name="T14">i</text:span><text:span text:style-name="T31">(10)</text:span></text:p>
          </table:table-cell>
          <table:table-cell table:style-name="t1.B2" office:value-type="string">
            <text:p text:style-name="P16">Номер источ-ника</text:p>
          </table:table-cell>
          <table:table-cell table:style-name="t1.B2" office:value-type="string">
            <text:p text:style-name="P16">Рассто-яние</text:p>
            <text:p text:style-name="P16">до источ-ника, </text:p>
            <text:p text:style-name="P21">R, см</text:p>
          </table:table-cell>
          <table:table-cell table:style-name="t1.B2" office:value-type="string">
            <text:p text:style-name="P34">Показания прибора</text:p>
          </table:table-cell>
          <table:table-cell table:style-name="t1.B2" office:value-type="string">
            <text:p text:style-name="P30">Среднее значение, </text:p>
            <text:p text:style-name="P31"><text:span text:style-name="T32">Ḣ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3">Фон</text:p>
          </table:table-cell>
          <table:table-cell table:style-name="t1.B3" office:value-type="string">
            <text:p text:style-name="P34">—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5">
              <text:p text:style-name="P34">$1-bg0</text:p>
              <text:p text:style-name="P34">$1-bg1</text:p>
              <text:p text:style-name="P34">$1-bg2</text:p>
              <text:p text:style-name="P34">$1-bg3</text:p>
              <text:p text:style-name="P34">$1-bg4</text:p>
              <text:p text:style-name="P34">$1-bg5</text:p>
              <text:p text:style-name="P34">$1-bg6</text:p>
              <text:p text:style-name="P34">$1-bg7</text:p>
              <text:p text:style-name="P33"/>
            </text:section>
          </table:table-cell>
          <table:table-cell table:style-name="t1.B3" office:value-type="string">
            <text:p text:style-name="P17">$1-av-bg</text:p>
          </table:table-cell>
          <table:table-cell table:style-name="t1.B3" office:value-type="string">
            <text:p text:style-name="P17">—</text:p>
          </table:table-cell>
          <table:table-cell table:style-name="t1.B3" office:value-type="string">
            <text:p text:style-name="P17">—</text:p>
          </table:table-cell>
          <table:table-cell table:style-name="t1.B3" office:value-type="string">
            <text:p text:style-name="P17">—</text:p>
          </table:table-cell>
          <table:table-cell table:style-name="t1.I3" office:value-type="string">
            <text:p text:style-name="P19">—</text:p>
          </table:table-cell>
        </table:table-row>
        <table:table-row>
          <table:table-cell table:style-name="t1.A3" office:value-type="string">
            <text:p text:style-name="P16">0.80 мкЗв/ч</text:p>
          </table:table-cell>
          <table:table-cell table:style-name="t1.B3" office:value-type="string">
            <text:p text:style-name="P17">$1-n0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1">
              <text:p text:style-name="P34">$1-m00</text:p>
              <text:p text:style-name="P34">$1-m01</text:p>
              <text:p text:style-name="P34">$1-m02</text:p>
              <text:p text:style-name="P34">$1-m03</text:p>
              <text:p text:style-name="P34">$1-m04</text:p>
              <text:p text:style-name="P34">$1-m05</text:p>
              <text:p text:style-name="P34">$1-m06</text:p>
              <text:p text:style-name="P34">$1-m07</text:p>
              <text:p text:style-name="P34"/>
            </text:section>
          </table:table-cell>
          <table:table-cell table:style-name="t1.B3" office:value-type="string">
            <text:p text:style-name="P17">$1-av0</text:p>
          </table:table-cell>
          <table:table-cell table:style-name="t1.B3" office:value-type="string">
            <text:p text:style-name="P17">$1-o0</text:p>
          </table:table-cell>
          <table:table-cell table:style-name="t1.B3" office:value-type="string">
            <text:p text:style-name="P17">$1-q0</text:p>
          </table:table-cell>
          <table:table-cell table:style-name="t1.B3" office:value-type="string">
            <text:p text:style-name="P17">$1-do0</text:p>
          </table:table-cell>
          <table:table-cell table:style-name="t1.I3" office:value-type="string">
            <text:p text:style-name="P16">±<text:span text:style-name="T8">33.8</text:span></text:p>
          </table:table-cell>
        </table:table-row>
        <table:table-row>
          <table:table-cell table:style-name="t1.A3" office:value-type="string">
            <text:p text:style-name="P16">4.0 мЗв/ч</text:p>
          </table:table-cell>
          <table:table-cell table:style-name="t1.B3" office:value-type="string">
            <text:p text:style-name="P17">$1-n1</text:p>
          </table:table-cell>
          <table:table-cell table:style-name="t1.B3" office:value-type="string">
            <text:p text:style-name="P17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4">$1-m11</text:p>
              <text:p text:style-name="P34">$1-m12</text:p>
              <text:p text:style-name="P34">$1-m13</text:p>
              <text:p text:style-name="P34">$1-m14</text:p>
            </text:section>
          </table:table-cell>
          <table:table-cell table:style-name="t1.B3" office:value-type="string">
            <text:p text:style-name="P17">$1-av1</text:p>
          </table:table-cell>
          <table:table-cell table:style-name="t1.B3" office:value-type="string">
            <text:p text:style-name="P17">$1-o1</text:p>
          </table:table-cell>
          <table:table-cell table:style-name="t1.B3" office:value-type="string">
            <text:p text:style-name="P17">$1-q1</text:p>
          </table:table-cell>
          <table:table-cell table:style-name="t1.B3" office:value-type="string">
            <text:p text:style-name="P17">$1-do1</text:p>
          </table:table-cell>
          <table:table-cell table:style-name="t1.I3" office:value-type="string">
            <text:p text:style-name="P16">±<text:span text:style-name="T8">15</text:span></text:p>
          </table:table-cell>
        </table:table-row>
        <table:table-row>
          <table:table-cell table:style-name="t1.A6" office:value-type="string">
            <text:p text:style-name="P16">80<text:span text:style-name="T8">.</text:span>0 мЗв/ч</text:p>
          </table:table-cell>
          <table:table-cell table:style-name="t1.B6" office:value-type="string">
            <text:p text:style-name="P17">$1-n2</text:p>
          </table:table-cell>
          <table:table-cell table:style-name="t1.B6" office:value-type="string">
            <text:p text:style-name="P17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4">$1-m21</text:p>
              <text:p text:style-name="P34">$1-m22</text:p>
              <text:p text:style-name="P34">$1-m23</text:p>
              <text:p text:style-name="P34">$1-m24</text:p>
            </text:section>
          </table:table-cell>
          <table:table-cell table:style-name="t1.B6" office:value-type="string">
            <text:p text:style-name="P17">$1-av2</text:p>
          </table:table-cell>
          <table:table-cell table:style-name="t1.B6" office:value-type="string">
            <text:p text:style-name="P17">$1-o2</text:p>
          </table:table-cell>
          <table:table-cell table:style-name="t1.B6" office:value-type="string">
            <text:p text:style-name="P17">$1-q2</text:p>
          </table:table-cell>
          <table:table-cell table:style-name="t1.B6" office:value-type="string">
            <text:p text:style-name="P17">$1-do2</text:p>
          </table:table-cell>
          <table:table-cell table:style-name="t1.I6" office:value-type="string">
            <text:p text:style-name="P16">±<text:span text:style-name="T8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7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3"><text:span text:style-name="T1">Действи-тельное</text:span> значение</text:p>
            <text:p text:style-name="P33">ЭД<text:span text:style-name="T34">,</text:span></text:p>
            <text:p text:style-name="P33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6">Номер источника</text:p>
          </table:table-cell>
          <table:table-cell table:style-name="s1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1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3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3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3"><text:span text:style-name="T2">H</text:span><text:span text:style-name="T14">pi</text:span><text:span text:style-name="T6">(10)</text:span><text:span text:style-name="T16">изм</text:span><text:span text:style-name="T17">.</text:span><text:span text:style-name="T33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6">4.0 <text:span text:style-name="T8">мкЗв</text:span></text:p>
          </table:table-cell>
          <table:table-cell table:style-name="s1.B4" office:value-type="string">
            <text:p text:style-name="P17">##1-<text:span text:style-name="T1">dn</text:span>_<text:span text:style-name="T8">1</text:span></text:p>
          </table:table-cell>
          <table:table-cell table:style-name="s1.B4" office:value-type="string">
            <text:p text:style-name="P24"><text:s text:c="2"/>##1-<text:span text:style-name="T1">dd_1</text:span> <text:s/></text:p>
            <text:p text:style-name="P20"><text:span text:style-name="T8">360</text:span>c</text:p>
          </table:table-cell>
          <table:table-cell table:style-name="s1.B4" office:value-type="string">
            <text:p text:style-name="P17">##1-d_dev_<text:span text:style-name="T8">1</text:span></text:p>
          </table:table-cell>
          <table:table-cell table:style-name="s1.B4" office:value-type="string">
            <text:p text:style-name="P17">##1-dose_<text:span text:style-name="T8">1</text:span></text:p>
          </table:table-cell>
          <table:table-cell table:style-name="s1.B4" office:value-type="string">
            <text:p text:style-name="P17">##1-d_res_<text:span text:style-name="T8">1</text:span></text:p>
          </table:table-cell>
          <table:table-cell table:style-name="s1.B4" office:value-type="string">
            <text:p text:style-name="P17">##1-o_pog_<text:span text:style-name="T8">1</text:span></text:p>
          </table:table-cell>
          <table:table-cell table:style-name="s1.B4" office:value-type="string">
            <text:p text:style-name="P17">##1-d_gran_<text:span text:style-name="T8">1</text:span></text:p>
          </table:table-cell>
          <table:table-cell table:style-name="s1.I4" office:value-type="string">
            <text:p text:style-name="P16">±<text:span text:style-name="T8">15.4</text:span></text:p>
          </table:table-cell>
        </table:table-row>
        <table:table-row>
          <table:table-cell table:style-name="s1.A5" office:value-type="string">
            <text:p text:style-name="P16">4.0 мЗв</text:p>
          </table:table-cell>
          <table:table-cell table:style-name="s1.B5" office:value-type="string">
            <text:p text:style-name="P17">##1-<text:span text:style-name="T1">dn</text:span>_<text:span text:style-name="T8">2</text:span></text:p>
          </table:table-cell>
          <table:table-cell table:style-name="s1.B5" office:value-type="string">
            <text:p text:style-name="P24"><text:s text:c="2"/>##1-<text:span text:style-name="T1">dd_2</text:span> <text:s/></text:p>
            <text:p text:style-name="P20">180c</text:p>
          </table:table-cell>
          <table:table-cell table:style-name="s1.B5" office:value-type="string">
            <text:p text:style-name="P17">##1-d_dev_<text:span text:style-name="T8">2</text:span></text:p>
          </table:table-cell>
          <table:table-cell table:style-name="s1.B5" office:value-type="string">
            <text:p text:style-name="P17">##1-dose_<text:span text:style-name="T8">2</text:span></text:p>
          </table:table-cell>
          <table:table-cell table:style-name="s1.B5" office:value-type="string">
            <text:p text:style-name="P17">##1-d_res_<text:span text:style-name="T8">2</text:span></text:p>
          </table:table-cell>
          <table:table-cell table:style-name="s1.B5" office:value-type="string">
            <text:p text:style-name="P17">##1-o_pog_<text:span text:style-name="T8">2</text:span></text:p>
          </table:table-cell>
          <table:table-cell table:style-name="s1.B5" office:value-type="string">
            <text:p text:style-name="P17">##1-d_gran_<text:span text:style-name="T8">2</text:span></text:p>
          </table:table-cell>
          <table:table-cell table:style-name="s1.I5" office:value-type="string">
            <text:p text:style-name="P16">±<text:span text:style-name="T8">15.4</text:span></text:p>
          </table:table-cell>
        </table:table-row>
      </table:table>
      <text:p text:style-name="P39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B/1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08:57.08</dc:date>
    <meta:editing-duration>P3DT6H17M9S</meta:editing-duration>
    <meta:editing-cycles>380</meta:editing-cycles>
    <meta:generator>OpenOffice/4.1.6$Win32 OpenOffice.org_project/416m1$Build-9790</meta:generator>
    <meta:document-statistic meta:table-count="3" meta:image-count="0" meta:object-count="0" meta:page-count="1" meta:paragraph-count="127" meta:word-count="275" meta:character-count="2187"/>
  </office:meta>
</office:document-meta>
</file>